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racked-changes/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Stream Content Type definitions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See specific docs; most streams are typed implicitly by their setup procedure, and therefore don't carry ID byte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 ID</text:p>
          </table:table-cell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tloader Data</text:p>
          </table:table-cell>
          <table:table-cell office:value-type="string">
            <text:p>OpenLCB 0x0001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office:value-type="string">
            <text:p>Bootloader Reply</text:p>
          </table:table-cell>
          <table:table-cell office:value-type="string">
            <text:p>OpenLCB 0x0002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8/01/2010</text:date>, <text:time>01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01T01:07:16</dc:date>
    <dc:creator>Bob Jacobsen</dc:creator>
    <meta:editing-duration>PT00H45M31S</meta:editing-duration>
    <meta:editing-cycles>23</meta:editing-cycles>
    <meta:generator>OpenOffice.org/3.2$Unix OpenOffice.org_project/320m12$Build-9483</meta:generator>
    <meta:printed-by>Bob Jacobsen</meta:printed-by>
    <meta:print-date>2010-07-11T14:12:49</meta:print-date>
    <meta:document-statistic meta:table-count="3" meta:cell-count="8" meta:object-count="0"/>
  </office:meta>
</office:document-meta>
</file>